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45bee" officeooo:paragraph-rsid="00145bee" style:font-size-asian="24.5pt" style:font-weight-asian="bold" style:font-size-complex="2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3465a4" loext:opacity="100%" officeooo:rsid="0015c005" officeooo:paragraph-rsid="0015c005"/>
    </style:style>
    <style:style style:name="P3" style:family="paragraph" style:parent-style-name="Standard" style:list-style-name="L1">
      <style:paragraph-properties fo:text-align="start" style:justify-single-word="false"/>
      <style:text-properties fo:color="#3465a4" loext:opacity="100%" officeooo:rsid="0016eb99" officeooo:paragraph-rsid="0016eb99"/>
    </style:style>
    <style:style style:name="P4" style:family="paragraph" style:parent-style-name="Standard" style:list-style-name="L1">
      <style:paragraph-properties fo:text-align="start" style:justify-single-word="false"/>
      <style:text-properties fo:color="#3465a4" loext:opacity="100%" fo:font-size="16pt" fo:font-weight="normal" officeooo:rsid="0015c005" officeooo:paragraph-rsid="0019d181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3465a4" loext:opacity="100%" fo:font-size="16pt" fo:font-weight="normal" officeooo:rsid="001e17b8" officeooo:paragraph-rsid="001e17b8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loext:opacity="100%" fo:font-size="16pt" fo:font-weight="normal" officeooo:rsid="001e17b8" officeooo:paragraph-rsid="001e17b8" style:font-size-asian="14pt" style:font-weight-asian="normal" style:font-size-complex="16pt" style:font-weight-complex="normal"/>
    </style:style>
    <style:style style:name="P7" style:family="paragraph" style:parent-style-name="Standard">
      <style:paragraph-properties style:line-height-at-least="0.1835in"/>
      <style:text-properties fo:color="#d4d4d4" loext:opacity="100%" style:font-name="Droid Sans Mono" fo:font-size="9.60000038146973pt" fo:font-weight="normal" fo:background-color="#1e1e1e"/>
    </style:style>
    <style:style style:name="P8" style:family="paragraph" style:parent-style-name="Standard">
      <style:paragraph-properties style:line-height-at-least="0.1835in"/>
      <style:text-properties fo:color="#d4d4d4" loext:opacity="100%" style:font-name="Droid Sans Mono" fo:font-size="16pt" fo:font-weight="normal" fo:background-color="#1e1e1e" style:font-size-asian="16pt" style:font-size-complex="16pt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color="#000000" loext:opacity="100%" fo:font-size="16pt" fo:font-weight="normal" officeooo:rsid="0016eb99" style:font-size-asian="14pt" style:font-weight-asian="normal" style:font-size-complex="16pt" style:font-weight-complex="normal"/>
    </style:style>
    <style:style style:name="T5" style:family="text">
      <style:text-properties fo:color="#000000" loext:opacity="100%" officeooo:rsid="001c49de"/>
    </style:style>
    <style:style style:name="T6" style:family="text">
      <style:text-properties officeooo:rsid="001b3b34"/>
    </style:style>
    <style:style style:name="T7" style:family="text">
      <style:text-properties officeooo:rsid="001c49de"/>
    </style:style>
    <style:style style:name="T8" style:family="text">
      <style:text-properties fo:color="#569cd6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c586c0" loext:opacity="100%"/>
    </style:style>
    <style:style style:name="T13" style:family="text">
      <style:text-properties fo:color="#808080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ce9178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6">obo-friends</text:span></text:p>
      <text:list xml:id="list3364653411" text:style-name="L1">
        <text:list-item>
          <text:p text:style-name="P4"><text:a xlink:type="simple" xlink:href="https://robohash.org/" text:style-name="Internet_20_link" text:visited-style-name="Visited_20_Internet_20_Link">https://robohash.org/</text:a> → <text:span text:style-name="T5">Robots API</text:span></text:p>
          <text:p text:style-name="P4"><text:a xlink:type="simple" xlink:href="https://robohash.org/qwe?200x200" text:style-name="Internet_20_link" text:visited-style-name="Visited_20_Internet_20_Link">https://robohash.org/qwe?200x200</text:a><text:span text:style-name="T5"> → we can define width and height like that</text:span></text:p>
        </text:list-item>
        <text:list-item>
          <text:p text:style-name="P5"><text:span text:style-name="T5">D</text:span><text:span text:style-name="T2">estructuring:</text:span></text:p>
        </text:list-item>
      </text:list>
      <text:p text:style-name="P6"><text:span text:style-name="T2"><text:tab/></text:span>const { id, name, email} = this.prop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>
      <style:text-properties fo:color="#00000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2:23:38.198196261</meta:creation-date>
    <dc:date>2022-05-18T15:01:06.602056258</dc:date>
    <meta:editing-duration>PT54M43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1" meta:paragraph-count="5" meta:word-count="25" meta:character-count="178" meta:non-whitespace-character-count="159"/>
  </office:meta>
</office:document-meta>
</file>